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2.328cm" style:rel-column-width="5937*"/>
    </style:style>
    <style:style style:name="Table1.B" style:family="table-column">
      <style:table-column-properties style:column-width="2.434cm" style:rel-column-width="6207*"/>
    </style:style>
    <style:style style:name="Table1.C" style:family="table-column">
      <style:table-column-properties style:column-width="1.852cm" style:rel-column-width="4723*"/>
    </style:style>
    <style:style style:name="Table1.D" style:family="table-column">
      <style:table-column-properties style:column-width="5.265cm" style:rel-column-width="13427*"/>
    </style:style>
    <style:style style:name="Table1.E" style:family="table-column">
      <style:table-column-properties style:column-width="13.818cm" style:rel-column-width="35241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7" office:value-type="string">
            <text:p text:style-name="P3">ID Number</text:p>
          </table:table-cell>
          <table:table-cell table:style-name="Table1.B1" office:value-type="string">
            <text:p text:style-name="P3">Device Type</text:p>
          </table:table-cell>
          <table:table-cell table:style-name="Table1.B1" office:value-type="string">
            <text:p text:style-name="P3">Message <text:line-break/>type</text:p>
          </table:table-cell>
          <table:table-cell table:style-name="Table1.B1" office:value-type="string">
            <text:p text:style-name="P3">Description</text:p>
          </table:table-cell>
          <table:table-cell table:style-name="Table1.E1" office:value-type="string">
            <text:p text:style-name="P3">Instruction<text:line-break/><text:span text:style-name="T2">&lt;ID number&gt;&lt;Device type&gt;&lt;Message type&gt; +</text:span></text:p>
          </table:table-cell>
        </table:table-row>
        <table:table-row>
          <table:covered-table-cell/>
          <table:table-cell table:style-name="Table1.B2" office:value-type="string">
            <text:p text:style-name="P3">General message</text:p>
          </table:table-cell>
          <table:table-cell table:style-name="Table1.B2" office:value-type="string">
            <text:p text:style-name="P1">02<text:line-break/>16</text:p>
          </table:table-cell>
          <table:table-cell table:style-name="Table1.B2" office:value-type="string">
            <text:p text:style-name="P2">Ask version number</text:p>
          </table:table-cell>
          <table:table-cell table:style-name="Table1.E2" office:value-type="string">
            <text:p text:style-name="P2">V1.0<text:tab/><text:tab/>: Firmware version 1.0 of the capstring reader<text:line-break/>'e'<text:tab/><text:tab/>: result of sending an illegal command to a logical device</text:p>
          </table:table-cell>
        </table:table-row>
        <table:table-row>
          <table:covered-table-cell/>
          <table:table-cell table:style-name="Table1.B2" office:value-type="string">
            <text:p text:style-name="P3">General <text:line-break/>device <text:line-break/>01</text:p>
          </table:table-cell>
          <table:table-cell table:style-name="Table1.B2" office:value-type="string">
            <text:p text:style-name="P1">01<text:line-break/>03<text:line-break/>02</text:p>
          </table:table-cell>
          <table:table-cell table:style-name="Table1.B2" office:value-type="string">
            <text:p text:style-name="P2">Set device ID<text:line-break/>Ask identification string version</text:p>
          </table:table-cell>
          <table:table-cell table:style-name="Table1.E2" office:value-type="string">
            <text:p text:style-name="P2">3579xxyyzz<text:tab/>: xx = new ID, yy = ID Master1, zz = ID Master 2</text:p>
            <text:p text:style-name="P2"><text:tab/><text:tab/>: Identification string</text:p>
          </table:table-cell>
        </table:table-row>
        <table:table-row>
          <table:covered-table-cell/>
          <table:table-cell table:style-name="Table1.B2" office:value-type="string">
            <text:p text:style-name="P3">Card reader<text:line-break/>04</text:p>
          </table:table-cell>
          <table:table-cell table:style-name="Table1.B2" office:value-type="string">
            <text:p text:style-name="P1">03<text:line-break/>04<text:line-break/>05</text:p>
          </table:table-cell>
          <table:table-cell table:style-name="Table1.B2" office:value-type="string">
            <text:p text:style-name="P2">Ask reader type<text:line-break/>Card-type<text:line-break/>Set card lenght</text:p>
          </table:table-cell>
          <table:table-cell table:style-name="Table1.E2" office:value-type="string">
            <text:p text:style-name="P2">XX<text:tab/><text:tab/>: XX = 00 numeric or XX = 01 alphanumeric<text:line-break/>XXXXX<text:tab/>: card-value<text:line-break/>XX<text:tab/><text:tab/>: xx = lenght, 00 = variable lenght</text:p>
          </table:table-cell>
        </table:table-row>
        <table:table-row>
          <table:covered-table-cell/>
          <table:table-cell table:style-name="Table1.B2" office:value-type="string">
            <text:p text:style-name="P3">Leds<text:line-break/>05</text:p>
          </table:table-cell>
          <table:table-cell table:style-name="Table1.B2" office:value-type="string">
            <text:p text:style-name="P1">03<text:line-break/>04</text:p>
          </table:table-cell>
          <table:table-cell table:style-name="Table1.B2" office:value-type="string">
            <text:p text:style-name="P2">Led on/off<text:line-break/>Timed driving of the led</text:p>
          </table:table-cell>
          <table:table-cell table:style-name="Table1.E2" office:value-type="string">
            <text:p text:style-name="P2">XY<text:tab/><text:tab/>: X = 1 green led, X = 2 red led, Y = 1 on, Y = 2 off<text:line-break/>XYYY<text:tab/><text:tab/>: X = 1 green led, X = 2 red led, YYY = time in ½ sec, max 255 </text:p>
          </table:table-cell>
        </table:table-row>
        <table:table-row>
          <table:covered-table-cell/>
          <table:table-cell table:style-name="Table1.B2" office:value-type="string">
            <text:p text:style-name="P3">IO-box<text:line-break/>06</text:p>
          </table:table-cell>
          <table:table-cell table:style-name="Table1.B2" office:value-type="string">
            <text:p text:style-name="P1">03<text:line-break/>04<text:line-break/>05<text:line-break/>06<text:line-break/>07</text:p>
          </table:table-cell>
          <table:table-cell table:style-name="Table1.B2" office:value-type="string">
            <text:p text:style-name="P2">Ask number of in/outputs<text:line-break/>Turn on/off output<text:line-break/>Timed output<text:line-break/>Ask input status<text:line-break/>Auto-status</text:p>
          </table:table-cell>
          <table:table-cell table:style-name="Table1.E2" office:value-type="string">
            <text:p text:style-name="P2">IIOO<text:tab/><text:tab/>: II = number of inputs, OO = number of outputs<text:line-break/>OOX<text:tab/><text:tab/>: OO = outpur number, X = 1 on, X = 0 off<text:line-break/>OOXXX<text:tab/>: OO = outpur number, YYY = time in ½ sec, max 255 <text:line-break/>X<text:tab/><text:tab/>: X = hex digit, 1 for every input, 2 for tamper fuse<text:line-break/>X<text:tab/><text:tab/>: X = 1 on, X = 0 off</text:p>
          </table:table-cell>
        </table:table-row>
        <table:table-row>
          <table:covered-table-cell/>
          <table:table-cell table:style-name="Table1.B2" office:value-type="string">
            <text:p text:style-name="P3">Buzzer<text:line-break/>07</text:p>
          </table:table-cell>
          <table:table-cell table:style-name="Table1.B2" office:value-type="string">
            <text:p text:style-name="P1">03<text:line-break/>04<text:line-break/>05</text:p>
          </table:table-cell>
          <table:table-cell table:style-name="Table1.B2" office:value-type="string">
            <text:p text:style-name="P2">Beep<text:line-break/>Counted beep<text:line-break/>Error-beep</text:p>
          </table:table-cell>
          <table:table-cell table:style-name="Table1.E2" office:value-type="string">
            <text:p text:style-name="P2"><text:line-break/>X<text:tab/><text:tab/>: X = number of beeps (1-9)</text:p>
          </table:table-cell>
        </table:table-row>
      </table:table>
      <text:p text:style-name="Standard"/>
      <text:p text:style-name="Standard">Examples :</text:p>
      <text:p text:style-name="Standard">!!040402<text:tab/>Ask version of reader id 04</text:p>
      <text:p text:style-name="Standard">!!0307045 <text:tab/>Reader id 03 beep 5 times</text:p>
      <text:p text:style-name="Standard">!!22050311<text:tab/>Switch on the green led on the reader id 22</text:p>
      <text:p text:style-name="Standard">!!050604021<text:tab/>Switch on the relay 2 of the I/O card (id 0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oann.calamai </meta:initial-creator>
    <meta:creation-date>2009-12-17T13:38:34</meta:creation-date>
    <dc:date>2009-12-17T15:16:51</dc:date>
    <dc:creator>yoann.calamai </dc:creator>
    <meta:editing-duration>PT01H13M36S</meta:editing-duration>
    <meta:editing-cycles>11</meta:editing-cycles>
    <meta:generator>OpenOffice.org/3.1$Linux OpenOffice.org_project/310m19$Build-9420</meta:generator>
    <meta:document-statistic meta:table-count="1" meta:image-count="0" meta:object-count="0" meta:page-count="1" meta:paragraph-count="35" meta:word-count="299" meta:character-count="1366"/>
  </office:meta>
</office:document-meta>
</file>